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27" style:family="table-column">
      <style:table-column-properties fo:break-before="auto" style:column-width="35.15mm"/>
    </style:style>
    <style:style style:name="co28" style:family="table-column">
      <style:table-column-properties fo:break-before="auto" style:column-width="23.78mm"/>
    </style:style>
    <style:style style:name="co29" style:family="table-column">
      <style:table-column-properties fo:break-before="auto" style:column-width="116.36mm"/>
    </style:style>
    <style:style style:name="co30" style:family="table-column">
      <style:table-column-properties fo:break-before="auto" style:column-width="139.79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75.79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7.88mm" fo:break-before="auto" style:use-optimal-row-height="true"/>
    </style:style>
    <style:style style:name="ro9" style:family="table-row">
      <style:table-row-properties style:row-height="41.59mm" fo:break-before="auto" style:use-optimal-row-height="true"/>
    </style:style>
    <style:style style:name="ro10" style:family="table-row">
      <style:table-row-properties style:row-height="55.28mm" fo:break-before="auto" style:use-optimal-row-height="true"/>
    </style:style>
    <style:style style:name="ro11" style:family="table-row">
      <style:table-row-properties style:row-height="10.78mm" fo:break-before="auto" style:use-optimal-row-height="true"/>
    </style:style>
    <style:style style:name="ro12" style:family="table-row">
      <style:table-row-properties style:row-height="14.2mm" fo:break-before="auto" style:use-optimal-row-height="true"/>
    </style:style>
    <style:style style:name="ro13" style:family="table-row">
      <style:table-row-properties style:row-height="18.68mm" fo:break-before="auto" style:use-optimal-row-height="true"/>
    </style:style>
    <style:style style:name="ro14" style:family="table-row">
      <style:table-row-properties style:row-height="26.05mm" fo:break-before="auto" style:use-optimal-row-height="true"/>
    </style:style>
    <style:style style:name="ro15" style:family="table-row">
      <style:table-row-properties style:row-height="21.06mm" fo:break-before="auto" style:use-optimal-row-height="true"/>
    </style:style>
    <style:style style:name="ro16" style:family="table-row">
      <style:table-row-properties style:row-height="7.36mm" fo:break-before="auto" style:use-optimal-row-height="true"/>
    </style:style>
    <style:style style:name="ro17" style:family="table-row">
      <style:table-row-properties style:row-height="17.62mm" fo:break-before="auto" style:use-optimal-row-height="true"/>
    </style:style>
    <style:style style:name="ro18" style:family="table-row">
      <style:table-row-properties style:row-height="22.63mm" fo:break-before="auto" style:use-optimal-row-height="true"/>
    </style:style>
    <style:style style:name="ro19" style:family="table-row">
      <style:table-row-properties style:row-height="19.21mm" fo:break-before="auto" style:use-optimal-row-height="true"/>
    </style:style>
    <style:style style:name="ro20" style:family="table-row">
      <style:table-row-properties style:row-height="11.31mm" fo:break-before="auto" style:use-optimal-row-height="true"/>
    </style:style>
    <style:style style:name="ro21" style:family="table-row">
      <style:table-row-properties style:row-height="34.75mm" fo:break-before="auto" style:use-optimal-row-height="true"/>
    </style:style>
    <style:style style:name="ro22" style:family="table-row">
      <style:table-row-properties style:row-height="25.52mm" fo:break-before="auto" style:use-optimal-row-height="true"/>
    </style:style>
    <style:style style:name="ro23" style:family="table-row">
      <style:table-row-properties style:row-height="16.4mm" fo:break-before="auto" style:use-optimal-row-height="true"/>
    </style:style>
    <style:style style:name="ro24" style:family="table-row">
      <style:table-row-properties style:row-height="12.44mm" fo:break-before="auto" style:use-optimal-row-height="true"/>
    </style:style>
    <style:style style:name="ro25" style:family="table-row">
      <style:table-row-properties style:row-height="8.47mm" fo:break-before="auto" style:use-optimal-row-height="true"/>
    </style:style>
    <style:style style:name="ro26" style:family="table-row">
      <style:table-row-properties style:row-height="12.93mm" fo:break-before="auto" style:use-optimal-row-height="true"/>
    </style:style>
    <style:style style:name="ro27" style:family="table-row">
      <style:table-row-properties style:row-height="8.82mm" fo:break-before="auto" style:use-optimal-row-height="true"/>
    </style:style>
    <style:style style:name="ro28" style:family="table-row">
      <style:table-row-properties style:row-height="17.04mm" fo:break-before="auto" style:use-optimal-row-height="true"/>
    </style:style>
    <style:style style:name="ro29" style:family="table-row">
      <style:table-row-properties style:row-height="4.69mm" fo:break-before="auto" style:use-optimal-row-height="true"/>
    </style:style>
    <style:style style:name="ro30" style:family="table-row">
      <style:table-row-properties style:row-height="11.84mm" fo:break-before="auto" style:use-optimal-row-height="true"/>
    </style:style>
    <style:style style:name="ro31" style:family="table-row">
      <style:table-row-properties style:row-height="29.47mm" fo:break-before="auto" style:use-optimal-row-height="true"/>
    </style:style>
    <style:style style:name="ro32" style:family="table-row">
      <style:table-row-properties style:row-height="36.32mm" fo:break-before="auto" style:use-optimal-row-height="true"/>
    </style:style>
    <style:style style:name="ro33" style:family="table-row">
      <style:table-row-properties style:row-height="43.16mm" fo:break-before="auto" style:use-optimal-row-height="true"/>
    </style:style>
    <style:style style:name="ro34" style:family="table-row">
      <style:table-row-properties style:row-height="56.85mm" fo:break-before="auto" style:use-optimal-row-height="true"/>
    </style:style>
    <style:style style:name="ro35" style:family="table-row">
      <style:table-row-properties style:row-height="32.1mm" fo:break-before="auto" style:use-optimal-row-height="true"/>
    </style:style>
    <style:style style:name="ro36" style:family="table-row">
      <style:table-row-properties style:row-height="4.73mm" fo:break-before="auto" style:use-optimal-row-height="true"/>
    </style:style>
    <style:style style:name="ro37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style:vertical-align="top"/>
    </style:style>
    <style:style style:name="ce49" style:family="table-cell" style:parent-style-name="Default">
      <style:table-cell-properties fo:background-color="#ffcc99" style:vertical-align="top"/>
    </style:style>
    <style:style style:name="ce5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ackground-color="transparent" style:vertical-align="top"/>
    </style:style>
    <style:style style:name="ce52" style:family="table-cell" style:parent-style-name="Default">
      <style:table-cell-properties style:text-align-source="value-type" style:repeat-content="false" style:vertical-align="top"/>
    </style:style>
    <style:style style:name="ce53" style:family="table-cell" style:parent-style-name="Default">
      <style:table-cell-properties style:text-align-source="value-type" style:repeat-content="false" fo:background-color="transparent" style:vertical-align="top"/>
    </style:style>
    <style:style style:name="ce5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8" style:family="table-cell" style:parent-style-name="Default">
      <style:table-cell-properties fo:background-color="#fff200" style:text-align-source="value-type" style:repeat-content="false" style:vertical-align="top"/>
    </style:style>
    <style:style style:name="ce1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2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1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22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26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9999ff" style:vertical-align="top"/>
    </style:style>
    <style:style style:name="ce35" style:family="table-cell" style:parent-style-name="Default">
      <style:table-cell-properties fo:background-color="#ff8000" style:vertical-align="top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8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65" style:family="table-cell" style:parent-style-name="Default">
      <style:table-cell-properties fo:background-color="#ff3333" style:vertical-align="top"/>
    </style:style>
    <style:style style:name="ce39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style:vertical-align="top"/>
      <style:text-properties fo:color="#ff9900"/>
    </style:style>
    <style:style style:name="ce68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9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70" style:family="table-cell" style:parent-style-name="Default">
      <style:table-cell-properties style:vertical-align="top"/>
      <style:text-properties fo:color="#5983b0"/>
    </style:style>
    <style:style style:name="ce71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7" style:family="text">
      <style:text-properties fo:color="#008000" style:font-name-asian="DejaVu Sans Mono" style:font-name-complex="DejaVu Sans Mono" style:font-size-asian="8.5pt" style:font-size-complex="8.5pt"/>
    </style:style>
    <style:style style:name="T8" style:family="text">
      <style:text-properties style:font-name-asian="DejaVu Sans Mono" style:font-name-complex="DejaVu Sans Mono" style:font-size-asian="8.5pt" style:font-size-complex="8.5pt" fo:color="#000000"/>
    </style:style>
    <style:style style:name="T9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0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3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4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5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6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1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2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3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7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8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3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3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32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5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3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39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4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44" style:family="text">
      <style:text-properties style:font-name-asian="DejaVu Sans Mono" style:font-name-complex="DejaVu Sans Mono" style:font-size-asian="8.5pt" style:font-size-complex="8.5pt" fo:color="#008000"/>
    </style:style>
    <style:style style:name="T4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4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4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4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5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5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5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5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56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58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59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60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6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6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6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6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ff8c00" fo:font-weight="bold" style:font-weight-asian="bold" style:font-weight-complex="bold"/>
    </style:style>
    <style:style style:name="T67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68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69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7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7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7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7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75" style:family="text">
      <style:text-properties fo:color="#008000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7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7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7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8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81" style:family="text">
      <style:text-properties fo:color="#00a933" fo:font-weight="bold" style:font-weight-asian="bold" style:font-weight-complex="bold"/>
    </style:style>
    <style:style style:name="T8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8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84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8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8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87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8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9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91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92" style:family="text">
      <style:text-properties style:font-name-asian="Consolas" style:font-name-complex="Consolas" style:font-size-asian="9.5pt" style:font-size-complex="9.5pt"/>
    </style:style>
    <style:style style:name="T93" style:family="text">
      <style:text-properties style:text-position="super 58%"/>
    </style:style>
    <style:style style:name="T94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0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0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ToDo</text:p>
          </table:table-cell>
          <table:table-cell table:style-name="ce49" table:number-columns-repeated="2"/>
          <table:table-cell table:style-name="ce49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ToDo</text:p>
          </table:table-cell>
          <table:table-cell table:style-name="ce49"/>
          <table:table-cell table:style-name="ce49" office:value-type="string" calcext:value-type="string">
            <text:p>Suspend/Resume</text:p>
          </table:table-cell>
          <table:table-cell table:style-name="ce49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49" table:number-columns-repeated="2"/>
          <table:table-cell table:style-name="ce49" office:value-type="string" calcext:value-type="string">
            <text:p>of internal COM</text:p>
          </table:table-cell>
          <table:table-cell table:style-name="ce49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51" office:value-type="string" calcext:value-type="string">
            <text:p>Sending possible again, successfully receiving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51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51" office:value-type="string" calcext:value-type="string">
            <text:p>Sending not possible, terminal gets closed, is waiting for reconnect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defaulted to first available 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switched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 table:number-rows-repeated="65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7" table:number-columns-repeated="1018" table:default-cell-style-name="ce5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3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53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3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3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53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8" office:value-type="string" calcext:value-type="string">
            <text:p>Interface Selection</text:p>
          </table:table-cell>
          <table:table-cell table:number-columns-repeated="3"/>
          <table:table-cell table:style-name="ce8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48"/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5" table:default-cell-style-name="ce48"/>
        <table:table-column table:style-name="co17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2" table:number-columns-repeated="3"/>
          <table:table-cell table:style-name="ce8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table:table-column table:style-name="co8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21" table:default-cell-style-name="ce52"/>
        <table:table-column table:style-name="co6" table:default-cell-style-name="ce52"/>
        <table:table-column table:style-name="co7" table:number-columns-repeated="1018" table:default-cell-style-name="ce52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3">(&lt;TS&gt;)</text:span><text:span text:style-name="T4"> </text:span><text:span text:style-name="T5">ABC</text:span><text:span text:style-name="T6">&lt;BEL&gt;</text:span><text:span text:style-name="T5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BC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4">(&lt;TS&gt;)</text:span><text:span text:style-name="T15"> </text:span><text:span text:style-name="T16">ABCD</text:span><text:span text:style-name="T17">&lt;BEL&gt;</text:span><text:span text:style-name="T16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9">D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BCD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4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4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x 2]</text:p>
            <text:p>Confim</text:p>
          </table:table-cell>
          <table:table-cell table:style-name="ce18" office:value-type="string" calcext:value-type="string">
            <text:p><text:span text:style-name="T14">(&lt;TS&gt;)</text:span><text:span text:style-name="T15"> </text:span><text:span text:style-name="T16">ABCDEF</text:span><text:span text:style-name="T17">&lt;BS&gt;&lt;BS&gt;&lt;BS&gt;&lt;BS&gt;&lt;BS&gt;&lt;BS&gt;&lt;BS&gt;&lt;BS&gt;</text:span><text:span text:style-name="T16">ABCDEF</text:span><text:span text:style-name="T17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... &gt; ASCII &gt; Also r</text:span>eplace x 2]</text:p>
            <text:p>Confim</text:p>
          </table:table-cell>
          <table:table-cell table:style-name="ce18" office:value-type="string" calcext:value-type="string">
            <text:p><text:span text:style-name="T14">(&lt;TS&gt;)</text:span><text:span text:style-name="T15"> 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Show Length (Char Count)</text:p>
          </table:table-cell>
          <table:table-cell table:style-name="ce18"/>
          <table:table-cell table:number-columns-repeated="1019"/>
        </table:table-row>
        <table:table-row table:style-name="ro1">
          <table:table-cell table:number-columns-repeated="4"/>
          <table:table-cell table:style-name="ce1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empty [Enter] (EOL)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18" office:value-type="string" calcext:value-type="string">
            <text:p><text:span text:style-name="T14">(&lt;TS&gt;)</text:span><text:span text:style-name="T15"> </text:span><text:span text:style-name="T16">A</text:span><text:span text:style-name="T21"> </text:span><text:span text:style-name="T23">&lt;CR&gt;</text:span><text:span text:style-name="T24"> </text:span><text:span text:style-name="T16">B</text:span><text:span text:style-name="T21"> </text:span><text:span text:style-name="T23">&lt;LF&gt;</text:span><text:span text:style-name="T24"> </text:span><text:span text:style-name="T16">C</text:span><text:span text:style-name="T21"> </text:span><text:span text:style-name="T22">(5)</text:span></text:p>
            <text:p><text:span text:style-name="T25">Separators !!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18" office:value-type="string" calcext:value-type="string">
            <text:p><text:span text:style-name="T14">(&lt;TS&gt;)</text:span><text:span text:style-name="T15"> </text:span><text:span text:style-name="T16">41h</text:span><text:span text:style-name="T21"> </text:span><text:span text:style-name="T23">&lt;CR&gt;</text:span><text:span text:style-name="T24"> </text:span><text:span text:style-name="T16">42h</text:span><text:span text:style-name="T21"> </text:span><text:span text:style-name="T23">&lt;LF&gt;</text:span><text:span text:style-name="T24"> </text:span><text:span text:style-name="T16">43h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17">&lt;CR&gt;&lt;LF&gt;</text:span><text:span text:style-name="T24"> </text:span><text:span text:style-name="T22">(7)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26">A</text:span></text:p>
            <text:p><text:span text:style-name="T26">AB</text:span></text:p>
            <text:p><text:span text:style-name="T26">ABC</text:span></text:p>
            <text:p><text:span text:style-name="T26">ABCD</text:span></text:p>
            <text:p><text:span text:style-name="T26">ABCD</text:span></text:p>
            <text:p><text:span text:style-name="T26">E</text:span></text:p>
            <text:p><text:span text:style-name="T26">ABCD</text:span></text:p>
            <text:p><text:span text:style-name="T26">EF</text:span></text:p>
            <text:p><text:span text:style-name="T26">ABCD</text:span></text:p>
            <text:p><text:span text:style-name="T26">EFG</text:span></text:p>
            <text:p><text:span text:style-name="T26">ABCD</text:span></text:p>
            <text:p><text:span text:style-name="T26">EFGH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1"> </text:span><text:span text:style-name="T22">(1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1"> </text:span><text:span text:style-name="T22">(2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7">&lt;CR&gt;&lt;LF&gt;</text:span><text:span text:style-name="T24"> </text:span><text:span text:style-name="T22">(4)</text:span></text:p>
            <text:p><text:span text:style-name="T26">ABC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7">&lt;CR&gt;&lt;LF&gt;</text:span><text:span text:style-name="T24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7">&lt;CR&gt;&lt;LF&gt;</text:span><text:span text:style-name="T24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Arbitrary more or less complete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14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14"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14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14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  <text:p><text:span text:style-name="T26">ABCD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<text:span text:style-name="T3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4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14" office:value-type="string" calcext:value-type="string">
            <text:p><text:span text:style-name="T26">A</text:span><text:span text:style-name="T21"> </text:span><text:span text:style-name="T22">(1)</text:span></text:p>
            <text:p><text:span text:style-name="T28">&lt;CR&gt;</text:span><text:span text:style-name="T31">B</text:span><text:span text:style-name="T21"> </text:span><text:span text:style-name="T22">(2)</text:span></text:p>
          </table:table-cell>
          <table:table-cell office:value-type="string" calcext:value-type="string">
            <text:p><text:span text:style-name="T69">&lt;CR&gt;</text:span> can only be determined as non-EOL on next character,</text:p>
            <text:p>thus it is prepended to the next line. Not perfect, but good enough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14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14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15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15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16" office:value-type="string" calcext:value-type="string">
            <text:p><text:span text:style-name="T26">\h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16" office:value-type="string" calcext:value-type="string">
            <text:p><text:span text:style-name="T26">\h(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17" office:value-type="string" calcext:value-type="string">
            <text:p><text:span text:style-name="T26">\h(4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17" office:value-type="string" calcext:value-type="string">
            <text:p><text:span text:style-name="T26">\h(40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17" office:value-type="string" calcext:value-type="string">
            <text:p><text:span text:style-name="T26">\h(40)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Enable [Use Explicit Default Radix]</text:p>
          </table:table-cell>
          <table:table-cell table:style-name="ce14"/>
          <table:table-cell table:number-columns-repeated="1019"/>
        </table:table-row>
        <table:table-row table:style-name="ro3">
          <table:table-cell table:number-columns-repeated="3"/>
          <table:table-cell table:style-name="ce10" office:value-type="string" calcext:value-type="string">
            <text:p>In sending terminal, enable [Escapes on [SendText]] again</text:p>
          </table:table-cell>
          <table:table-cell table:style-name="ce14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 office:value-type="string" calcext:value-type="string">
            <text:p>Repeat the above sequence</text:p>
          </table:table-cell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In sending terminal, change default radix to [Hex]</text:p>
          </table:table-cell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Repeat the above sequence</text:p>
          </table:table-cell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/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s</text:p>
            <text:p><text:span text:style-name="T1">  B: Hide 0x00 + Show (Time Stamp + Direction + </text:span>Length)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18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5">A</text:span><text:span text:style-name="T21"> </text:span><text:span text:style-name="T22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</table:table-cell>
          <table:table-cell table:style-name="ce18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 </text:span><text:span text:style-name="T39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No empty line for hidden 0x00 !!</text:p>
            <text:p>Time stamp gets updated !!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 </text:span><text:span text:style-name="T39">&lt;NUL&gt;</text:span></text:p>
          </table:table-cell>
          <table:table-cell table:style-name="ce2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56">(&lt;TS&gt;)</text:span><text:span text:style-name="T62"> </text:span><text:span text:style-name="T63">(&lt;&lt;)</text:span><text:span text:style-name="T62">  </text:span><text:span text:style-name="T63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/text:p>
          </table:table-cell>
          <table:table-cell table:style-name="ce22" office:value-type="string" calcext:value-type="string">
            <text:p><text:span text:style-name="T56">(&lt;TS&gt;)</text:span><text:span text:style-name="T62"> </text:span><text:span text:style-name="T63">(&lt;&lt;)</text:span><text:span text:style-name="T62">  </text:span><text:span text:style-name="T63">(0)</text:span></text:p>
            <text:p><text:span text:style-name="T3">(&lt;TS&gt;)</text:span><text:span text:style-name="T4"> </text:span><text:span text:style-name="T34">(&gt;&gt;)</text:span><text:span text:style-name="T4"> 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56">(&lt;TS&gt;)</text:span><text:span text:style-name="T62"> </text:span><text:span text:style-name="T63">(&lt;&lt;)</text:span><text:span text:style-name="T62">  </text:span><text:span text:style-name="T63">(0)</text:span></text:p>
            <text:p><text:span text:style-name="T56">(&lt;TS&gt;)</text:span><text:span text:style-name="T62"> </text:span><text:span text:style-name="T63">(&lt;&lt;)</text:span><text:span text:style-name="T62">  </text:span><text:span text:style-name="T63">(0)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56">(&lt;TS&gt;)</text:span><text:span text:style-name="T62"> </text:span><text:span text:style-name="T63">(&lt;&lt;)</text:span><text:span text:style-name="T62">  </text:span><text:span text:style-name="T63">(0)</text:span></text:p>
            <text:p><text:span text:style-name="T56">(&lt;TS&gt;)</text:span><text:span text:style-name="T62"> </text:span><text:span text:style-name="T63">(&lt;&lt;)</text:span><text:span text:style-name="T62">  </text:span><text:span text:style-name="T63">(0)</text:span></text:p>
            <text:p><text:span text:style-name="T56">(&lt;TS&gt;)</text:span><text:span text:style-name="T62"> </text:span><text:span text:style-name="T63">(&gt;&gt;)</text:span><text:span text:style-name="T62">  </text:span><text:span text:style-name="T63">(0)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 </text:span></text:p>
          </table:table-cell>
          <table:table-cell table:style-name="ce2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56">(&lt;TS&gt;)</text:span><text:span text:style-name="T62"> </text:span><text:span text:style-name="T63">(&lt;&lt;)</text:span><text:span text:style-name="T62">  </text:span><text:span text:style-name="T63">(0)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</table:table-cell>
          <table:table-cell table:style-name="ce22" office:value-type="string" calcext:value-type="string">
            <text:p><text:span text:style-name="T56">(&lt;TS&gt;)</text:span><text:span text:style-name="T62"> </text:span><text:span text:style-name="T63">(&lt;&lt;)</text:span><text:span text:style-name="T62">  </text:span><text:span text:style-name="T63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0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22" office:value-type="string" calcext:value-type="string">
            <text:p><text:span text:style-name="T56">(&lt;TS&gt;)</text:span><text:span text:style-name="T62"> </text:span><text:span text:style-name="T63">(&lt;&lt;)</text:span><text:span text:style-name="T62">  </text:span><text:span text:style-name="T63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2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0"> </text:span><text:span text:style-name="T71">(1)</text:span></text:p>
            <text:p><text:span text:style-name="T56">(&lt;TS&gt;)</text:span><text:span text:style-name="T62"> </text:span><text:span text:style-name="T63">(&lt;&lt;)</text:span><text:span text:style-name="T62">  </text:span><text:span text:style-name="T63">(0)</text:span>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0"> </text:span><text:span text:style-name="T71">(1)</text:span></text:p>
            <text:p><text:span text:style-name="T56">(&lt;TS&gt;)</text:span><text:span text:style-name="T62"> </text:span><text:span text:style-name="T63">(&lt;&lt;)</text:span><text:span text:style-name="T62">  </text:span><text:span text:style-name="T63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0"> </text:span><text:span text:style-name="T71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 B, show unidir Tx/Rx panels</text:span></text:p>
            <text:p>In receiving terminal B, disable [Settings... &gt; Advanced &gt; ...when direction changes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2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2">B</text:span></text:p>
            <text:p><text:span text:style-name="T25">Direction must be replaced !!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2">B</text:span><text:span text:style-name="T73">A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2">B</text:span><text:span text:style-name="T73">A</text:span><text:span text:style-name="T72">B</text:span><text:span text:style-name="T53"> </text:span><text:span text:style-name="T54">(4)</text:span>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 calcext:value-type="string">
            <text:p>Unidir Tx/Rx panels must show...</text:p>
            <text:p><text:span text:style-name="T3">(&lt;TS&gt;</text:span><text:span text:style-name="T41">)</text:span><text:span text:style-name="T47"> </text:span><text:span text:style-name="T48">(&lt;&lt;)</text:span><text:span text:style-name="T49"> </text:span><text:span text:style-name="T74">BB</text:span><text:span text:style-name="T53"> </text:span><text:span text:style-name="T54">(2)</text:span></text:p>
            <text:p>...and: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A</text:span></text:p>
            <text:p><text:span text:style-name="T25">Rx has not received EOL yet !!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2">binary</text:span> AutoSockets interconnected to each other:</text:p>
            <text:p><text:span text:style-name="T1">  A: Defaults + Show (Time Stamp + Direction + Length) + Show Counts</text:span></text:p>
            <text:p><text:span text:style-name="T1">  B: Hide 0x00 + Show (Time Stamp + Direction + Length) + Show Counts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22" office:value-type="string" calcext:value-type="string">
            <text:p><text:span text:style-name="T56">(&lt;TS&gt;</text:span><text:span text:style-name="T57">)</text:span><text:span text:style-name="T58"> </text:span><text:span text:style-name="T59">(&lt;&lt;)</text:span><text:span text:style-name="T58"> </text:span><text:span text:style-name="T60">41h</text:span><text:span text:style-name="T10"> </text:span><text:span text:style-name="T60">42h</text:span><text:span text:style-name="T10"> </text:span><text:span text:style-name="T60">43h</text:span><text:span text:style-name="T10"> </text:span><text:span text:style-name="T60">44h</text:span><text:span text:style-name="T10"> </text:span><text:span text:style-name="T60">45h</text:span><text:span text:style-name="T10"> </text:span><text:span text:style-name="T60">46h</text:span><text:span text:style-name="T10"> </text:span><text:span text:style-name="T61">(6)</text:span></text:p>
          </table:table-cell>
          <table:table-cell table:style-name="ce22" office:value-type="string" calcext:value-type="string">
            <text:p><text:span text:style-name="T57">(&lt;TS&gt;)</text:span><text:span text:style-name="T58"> </text:span><text:span text:style-name="T59">(&gt;&gt;)</text:span><text:span text:style-name="T5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1">(6)</text:span></text:p>
          </table:table-cell>
          <table:table-cell table:number-columns-repeated="1018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22" office:value-type="string" calcext:value-type="string">
            <text:p><text:span text:style-name="T7">(&lt;TS&gt;)</text:span><text:span text:style-name="T8"> </text:span><text:span text:style-name="T44">(&lt;&lt;)</text:span><text:span text:style-name="T8"> </text:span><text:span text:style-name="T60">41h</text:span><text:span text:style-name="T10"> </text:span><text:span text:style-name="T61">(1)</text:span></text:p>
            <text:p><text:span text:style-name="T56">(&lt;TS&gt;</text:span><text:span text:style-name="T57">)</text:span><text:span text:style-name="T58"> </text:span><text:span text:style-name="T59">(&lt;&lt;)</text:span><text:span text:style-name="T58"> </text:span><text:span text:style-name="T60">41h</text:span><text:span text:style-name="T10"> </text:span><text:span text:style-name="T60">42h</text:span><text:span text:style-name="T10"> </text:span><text:span text:style-name="T60">41h</text:span><text:span text:style-name="T10"> </text:span><text:span text:style-name="T60">42h</text:span><text:span text:style-name="T10"> </text:span><text:span text:style-name="T60">43h</text:span><text:span text:style-name="T10"> ... </text:span><text:span text:style-name="T61">(35)</text:span></text:p>
          </table:table-cell>
          <table:table-cell table:style-name="ce22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1">(1)</text:span></text:p>
            <text:p><text:span text:style-name="T57">(&lt;TS&gt;)</text:span><text:span text:style-name="T58"> </text:span><text:span text:style-name="T59">(&gt;&gt;)</text:span><text:span text:style-name="T58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1">(35)</text:span></text:p>
            <text:p><text:span text:style-name="T25">7 lines are sent as one chunk due to timing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1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Proceed according to test case further above</text:p>
          </table:table-cell>
          <table:table-cell/>
          <table:table-cell table:style-name="ce21" office:value-type="string" calcext:value-type="string">
            <text:p><text:span text:style-name="T7">(</text:span><text:span text:style-name="T75">&lt;TS&gt;</text:span><text:span text:style-name="T7">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1">(1)</text:span></text:p>
            <text:p><text:span text:style-name="T57">(&lt;TS&gt;)</text:span><text:span text:style-name="T58"> </text:span><text:span text:style-name="T59">(&gt;&gt;)</text:span><text:span text:style-name="T58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61">(4)</text:span></text:p>
            <text:p><text:span text:style-name="T57">(&lt;TS&gt;)</text:span><text:span text:style-name="T58"> </text:span><text:span text:style-name="T59">(&gt;&gt;)</text:span><text:span text:style-name="T58"> </text:span><text:span text:style-name="T9">43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1">(4)</text:span></text:p>
            <text:p><text:span text:style-name="T57">(&lt;TS&gt;)</text:span><text:span text:style-name="T58"> </text:span><text:span text:style-name="T59">(&gt;&gt;)</text:span><text:span text:style-name="T58"> </text:span><text:span text:style-name="T9">44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1">(4)</text:span></text:p>
            <text:p><text:span text:style-name="T57">(&lt;TS&gt;)</text:span><text:span text:style-name="T58"> </text:span><text:span text:style-name="T59">(&gt;&gt;)</text:span><text:span text:style-name="T58"> </text:span><text:span text:style-name="T9">44h</text:span><text:span text:style-name="T10"> </text:span><text:span text:style-name="T9">45h</text:span><text:span text:style-name="T10"> </text:span><text:span text:style-name="T9">41h</text:span><text:span text:style-name="T10"> </text:span><text:span text:style-name="T9">42h</text:span><text:span text:style-name="T10"> </text:span><text:span text:style-name="T61">(4)</text:span></text:p>
            <text:p><text:span text:style-name="T57">(&lt;TS&gt;)</text:span><text:span text:style-name="T58"> </text:span><text:span text:style-name="T59">(&gt;&gt;)</text:span><text:span text:style-name="T58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1">(4)</text:span></text:p>
            <text:p><text:span text:style-name="T57">(&lt;TS&gt;)</text:span><text:span text:style-name="T58"> </text:span><text:span text:style-name="T59">(&gt;&gt;)</text:span><text:span text:style-name="T5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61">(4)</text:span></text:p>
            <text:p><text:span text:style-name="T57">(&lt;TS&gt;)</text:span><text:span text:style-name="T58"> </text:span><text:span text:style-name="T59">(&gt;&gt;)</text:span><text:span text:style-name="T58"> </text:span><text:span text:style-name="T9">45h</text:span><text:span text:style-name="T10"> </text:span><text:span text:style-name="T9">46h</text:span><text:span text:style-name="T10"> </text:span><text:span text:style-name="T9">47h</text:span><text:span text:style-name="T10"> </text:span><text:span text:style-name="T9">41h</text:span><text:span text:style-name="T10"> </text:span><text:span text:style-name="T61">(4)</text:span></text:p>
            <text:p><text:span text:style-name="T57">(&lt;TS&gt;)</text:span><text:span text:style-name="T58"> </text:span><text:span text:style-name="T59">(&gt;&gt;)</text:span><text:span text:style-name="T58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61">(4)</text:span></text:p>
            <text:p><text:span text:style-name="T57">(&lt;TS&gt;)</text:span><text:span text:style-name="T58"> </text:span><text:span text:style-name="T59">(&gt;&gt;)</text:span><text:span text:style-name="T58"> </text:span><text:span text:style-name="T9">46h</text:span><text:span text:style-name="T10"> </text:span><text:span text:style-name="T9">47h</text:span><text:span text:style-name="T10"> </text:span><text:span text:style-name="T9">48h</text:span><text:span text:style-name="T10"> </text:span><text:span text:style-name="T61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on every chunk]</text:span></text:p>
            <text:p><text:span text:style-name="T1">In receiving terminal, disable [Settings... &gt; Text... &gt; Break lines after]</text:span></text:p>
            <text:p><text:span text:style-name="T1">In receiving terminal, enable [Settings... &gt; Text... &gt; Break lines after timeout of]</text:span></text:p>
            <text:p>Confirm</text:p>
          </table:table-cell>
          <table:table-cell/>
          <table:table-cell table:style-name="ce22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1">(1)</text:span></text:p>
            <text:p><text:span text:style-name="T57">(&lt;TS&gt;)</text:span><text:span text:style-name="T58"> </text:span><text:span text:style-name="T59">(&gt;&gt;)</text:span><text:span text:style-name="T58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1">(35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22" office:value-type="string" calcext:value-type="string">
            <text:p><text:span text:style-name="T56">(&lt;TS&gt;)</text:span><text:span text:style-name="T62"> </text:span><text:span text:style-name="T63">(&lt;&lt;)</text:span><text:span text:style-name="T62"> </text:span><text:span text:style-name="T64">41h</text:span><text:span text:style-name="T65"> </text:span><text:span text:style-name="T66">[Error: EOL keyword is not supported for binary terminals!]</text:span><text:span text:style-name="T10"> </text:span><text:span text:style-name="T60">41h</text:span><text:span text:style-name="T10"> </text:span><text:span text:style-name="T60">42h</text:span><text:span text:style-name="T10"> </text:span><text:span text:style-name="T61">(3)</text:span></text:p>
            <text:p><text:span text:style-name="T56">(&lt;TS&gt;)</text:span><text:span text:style-name="T58"> </text:span><text:span text:style-name="T59">(&lt;&lt;)</text:span><text:span text:style-name="T58"> </text:span><text:span text:style-name="T60">41h</text:span><text:span text:style-name="T10"> </text:span><text:span text:style-name="T60">42h</text:span><text:span text:style-name="T10"> </text:span><text:span text:style-name="T60">43h</text:span><text:span text:style-name="T10"> </text:span><text:span text:style-name="T61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14">(&lt;TS&gt;)</text:span><text:span text:style-name="T15"> </text:span><text:span text:style-name="T67">(&gt;&gt;)</text:span><text:span text:style-name="T15"> </text:span><text:span text:style-name="T16">41h</text:span><text:span text:style-name="T21"> </text:span><text:span text:style-name="T16">41h</text:span><text:span text:style-name="T21"> </text:span><text:span text:style-name="T16">42h</text:span><text:span text:style-name="T21"> </text:span><text:span text:style-name="T22">(3)</text:span></text:p>
            <text:p><text:span text:style-name="T68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7">(&lt;&lt;)</text:span><text:span text:style-name="T15"> </text:span><text:span text:style-name="T35">41h</text:span><text:span text:style-name="T21"> </text:span><text:span text:style-name="T22">(1)</text:span></text:p>
            <text:p><text:span text:style-name="T3">(&lt;TS&gt;</text:span><text:span text:style-name="T68">)</text:span><text:span text:style-name="T29"> </text:span><text:span text:style-name="T30">(&lt;&lt;)</text:span><text:span text:style-name="T29"> </text:span><text:span text:style-name="T35">42h</text:span><text:span text:style-name="T21"> </text:span><text:span text:style-name="T22">(1)</text:span></text:p>
            <text:p><text:span text:style-name="T68">(&lt;TS&gt;)</text:span><text:span text:style-name="T29"> </text:span><text:span text:style-name="T30">(&lt;&lt;)</text:span><text:span text:style-name="T29"> </text:span><text:span text:style-name="T35">41h</text:span><text:span text:style-name="T21"> </text:span><text:span text:style-name="T35">42h</text:span><text:span text:style-name="T21"> </text:span><text:span text:style-name="T35">43h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7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22">(2)</text:span></text:p>
            <text:p><text:span text:style-name="T68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26" office:value-type="string" calcext:value-type="string">
            <text:p><text:span text:style-name="T14">(&lt;TS&gt;)</text:span><text:span text:style-name="T15"> </text:span><text:span text:style-name="T67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7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68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7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8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8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7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8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8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68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22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7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8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8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)</text:span><text:span text:style-name="T4"> </text:span><text:span text:style-name="T34">(&gt;&gt;)</text:span><text:span text:style-name="T4"> </text:span><text:span text:style-name="T5">41h</text:span><text:span text:style-name="T36"> </text:span><text:span text:style-name="T5">42h</text:span><text:span text:style-name="T36"> </text:span><text:span text:style-name="T5">43h</text:span><text:span text:style-name="T36"> </text:span><text:span text:style-name="T5">31h</text:span><text:span text:style-name="T36"> </text:span><text:span text:style-name="T5">32h</text:span><text:span text:style-name="T36"> </text:span><text:span text:style-name="T5">33h</text:span><text:span text:style-name="T36"> </text:span><text:span text:style-name="T5">41h</text:span><text:span text:style-name="T36"> </text:span><text:span text:style-name="T16">42h</text:span><text:span text:style-name="T21"> </text:span><text:span text:style-name="T22">(8)</text:span></text:p>
            <text:p><text:span text:style-name="T3">(&lt;TS&gt;</text:span><text:span text:style-name="T68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/text:p>
            <text:p><text:span text:style-name="T25">Note that </text:span><text:span text:style-name="T76">41h</text:span><text:span text:style-name="T77"> </text:span><text:span text:style-name="T78">42h</text:span><text:span text:style-name="T77"> </text:span><text:span text:style-name="T79">(8)</text:span><text:span text:style-name="T80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Clear monito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7">(&gt;&gt;)</text:span><text:span text:style-name="T15"> </text:span><text:span text:style-name="T16">32h</text:span><text:span text:style-name="T21"> </text:span><text:span text:style-name="T16">33h</text:span><text:span text:style-name="T21"> </text:span><text:span text:style-name="T22">(2)</text:span></text:p>
            <text:p><text:span text:style-name="T3">(&lt;TS&gt;</text:span><text:span text:style-name="T68">)</text:span><text:span text:style-name="T29"> </text:span><text:span text:style-name="T30">(&gt;&gt;)</text:span><text:span text:style-name="T29"> </text:span><text:span text:style-name="T16">31h</text:span></text:p>
            <text:p><text:span text:style-name="T25">Note that &lt;NUL&gt; is currently being hidden.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22" office:value-type="string" calcext:value-type="string">
            <text:p><text:span text:style-name="T56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61">(2)</text:span></text:p>
            <text:p><text:span text:style-name="T56">(&lt;TS&gt;</text:span><text:span text:style-name="T57">)</text:span><text:span text:style-name="T58"> </text:span><text:span text:style-name="T59">(&gt;&gt;)</text:span><text:span text:style-name="T58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61">(3)</text:span></text:p>
            <text:p><text:span text:style-name="T56">(&lt;TS&gt;</text:span><text:span text:style-name="T57">)</text:span><text:span text:style-name="T58"> </text:span><text:span text:style-name="T59">(&gt;&gt;)</text:span><text:span text:style-name="T58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22" office:value-type="string" calcext:value-type="string">
            <text:p><text:span text:style-name="T56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1">(3)</text:span></text:p>
            <text:p><text:span text:style-name="T56">(&lt;TS&gt;</text:span><text:span text:style-name="T57">)</text:span><text:span text:style-name="T58"> </text:span><text:span text:style-name="T59">(&gt;&gt;)</text:span><text:span text:style-name="T58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1">(4)</text:span></text:p>
            <text:p><text:span text:style-name="T56">(&lt;TS&gt;</text:span><text:span text:style-name="T57">)</text:span><text:span text:style-name="T58"> </text:span><text:span text:style-name="T59">(&gt;&gt;)</text:span><text:span text:style-name="T58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 table:number-rows-repeated="10484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48"/>
        <table:table-column table:style-name="co22" table:default-cell-style-name="ce48"/>
        <table:table-column table:style-name="co23" table:default-cell-style-name="ce48"/>
        <table:table-column table:style-name="co24" table:default-cell-style-name="ce48"/>
        <table:table-column table:style-name="co25" table:default-cell-style-name="ce48"/>
        <table:table-column table:style-name="co2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48"/>
        <table:table-column table:style-name="co27" table:default-cell-style-name="ce48"/>
        <table:table-column table:style-name="co28" table:default-cell-style-name="ce48"/>
        <table:table-column table:style-name="co24" table:default-cell-style-name="ce48"/>
        <table:table-column table:style-name="co29" table:default-cell-style-name="ce48"/>
        <table:table-column table:style-name="co30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k both to [YAT - Test - YAT.Model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</table:table-cell>
          <table:table-cell office:value-type="string" calcext:value-type="string">
            <text:p/>
            <text:p/>
            <text:p>[Send Text] must not be listed as that is yet "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"123abc456"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5">
          <table:table-cell table:number-columns-repeated="3"/>
          <table:table-cell office:value-type="string" calcext:value-type="string">
            <text:p>Set [Send Text] to "45"</text:p>
            <text:p>Leave focus</text:p>
          </table:table-cell>
          <table:table-cell table:number-columns-repeated="1020"/>
        </table:table-row>
        <table:table-row table:style-name="ro23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1018"/>
        </table:table-row>
        <table:table-row table:style-name="ro26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Send "123ABC456"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1018"/>
        </table:table-row>
        <table:table-row table:style-name="ro25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26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trigger = Some dedicated command</text:p>
            <text:p>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Send "123abc456"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Send "123abc456"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5">
          <table:table-cell table:number-columns-repeated="3"/>
          <table:table-cell office:value-type="string" calcext:value-type="string">
            <text:p>Send "123ABC456"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Send "123ABC456"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5">
          <table:table-cell table:number-columns-repeated="3"/>
          <table:table-cell office:value-type="string" calcext:value-type="string">
            <text:p>Send "123ABC456"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Send "123 AB C456"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5">
          <table:table-cell table:number-columns-repeated="3"/>
          <table:table-cell office:value-type="string" calcext:value-type="string">
            <text:p>Enable [Regex] using [Alt+E] from within trigger combo box</text:p>
            <text:p>Set regex to "\w{3,}"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Send "<text:span text:style-name="T81">123</text:span> AB <text:span text:style-name="T81">C456</text:span>"</text:p>
          </table:table-cell>
          <table:table-cell office:value-type="string" calcext:value-type="string">
            <text:p>Data sent and received</text:p>
            <text:p>Automatic action is triggered for <text:span text:style-name="T81">each of the two matches</text:span></text:p>
            <text:p><text:span text:style-name="T25">Trigger is highlighted</text:span></text:p>
          </table:table-cell>
          <table:table-cell office:value-type="string" calcext:value-type="string">
            <text:p>There is a limitation with task sequencing that will have to be resolved when</text:p>
            <text:p>upgrading to .NET 4.0+ (see Terminal.Auto[Action|Response] for details)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7">
          <table:table-cell table:number-columns-repeated="2"/>
          <table:table-cell table:style-name="ce51" office:value-type="string" calcext:value-type="string">
            <text:p>Filter/Suppr.</text:p>
          </table:table-cell>
          <table:table-cell office:value-type="string" calcext:value-type="string">
            <text:p>Select trigger = Some dedicated command</text:p>
            <text:p>"ABC"</text:p>
          </table:table-cell>
          <table:table-cell table:number-columns-repeated="1020"/>
        </table:table-row>
        <table:table-row table:style-name="ro28">
          <table:table-cell table:number-columns-repeated="2"/>
          <table:table-cell table:style-name="ce51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1019"/>
        </table:table-row>
        <table:table-row table:style-name="ro29">
          <table:table-cell table:number-columns-repeated="2"/>
          <table:table-cell table:style-name="ce51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trigger from other terminal</text:p>
            <text:p>"ABC"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ABC</text:span></text:p>
          </table:table-cell>
          <table:table-cell table:number-columns-repeated="1018"/>
        </table:table-row>
        <table:table-row table:style-name="ro27">
          <table:table-cell table:number-columns-repeated="2"/>
          <table:table-cell table:style-name="ce51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7">
          <table:table-cell table:number-columns-repeated="2"/>
          <table:table-cell table:style-name="ce51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ABCxyz</text:span></text:p>
          </table:table-cell>
          <table:table-cell table:number-columns-repeated="1018"/>
        </table:table-row>
        <table:table-row table:style-name="ro27">
          <table:table-cell table:number-columns-repeated="2"/>
          <table:table-cell table:style-name="ce51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56"/>
          <table:table-cell table:number-columns-repeated="1018"/>
        </table:table-row>
        <table:table-row table:style-name="ro27">
          <table:table-cell table:number-columns-repeated="2"/>
          <table:table-cell table:style-name="ce51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filtered-out</text:p>
          </table:table-cell>
          <table:table-cell table:style-name="ce56"/>
          <table:table-cell table:number-columns-repeated="1018"/>
        </table:table-row>
        <table:table-row table:style-name="ro27">
          <table:table-cell table:number-columns-repeated="2"/>
          <table:table-cell table:style-name="ce51"/>
          <table:table-cell office:value-type="string" calcext:value-type="string">
            <text:p>Send a chunk of two lines with/without trigger from other terminal</text:p>
            <text:p><text:span text:style-name="T1">"ABC\!(EOL)xyz"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38" office:value-type="string" calcext:value-type="string">
            <text:p><text:span text:style-name="T7">(&gt;&gt;)</text:span><text:span text:style-name="T8"> </text:span><text:span text:style-name="T9">ABC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38"/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38"/>
          <table:table-cell table:number-columns-repeated="1018"/>
        </table:table-row>
        <table:table-row table:style-name="ro26">
          <table:table-cell table:number-columns-repeated="2"/>
          <table:table-cell table:style-name="ce51"/>
          <table:table-cell office:value-type="string" calcext:value-type="string">
            <text:p>[Show Counts]</text:p>
            <text:p>[Reset Counts]</text:p>
            <text:p>[Clear Monitors] [Ctrl+L]</text:p>
          </table:table-cell>
          <table:table-cell/>
          <table:table-cell table:style-name="ce38"/>
          <table:table-cell table:number-columns-repeated="1018"/>
        </table:table-row>
        <table:table-row table:style-name="ro26">
          <table:table-cell table:number-columns-repeated="2"/>
          <table:table-cell table:style-name="ce51"/>
          <table:table-cell office:value-type="string" calcext:value-type="string">
            <text:p>Send a chunk of two lines with/without trigger from other terminal</text:p>
            <text:p><text:span text:style-name="T1">"ABC\!(EOL)xyz\!(LineRepeat(100))"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38" office:value-type="string" calcext:value-type="string">
            <text:p><text:span text:style-name="T14">(&gt;&gt;)</text:span><text:span text:style-name="T15"> </text:span><text:span text:style-name="T16">ABC</text:span></text:p>
            <text:p><text:span text:style-name="T68">(&gt;&gt;)</text:span><text:span text:style-name="T29"> </text:span><text:span text:style-name="T16">ABC</text:span></text:p>
            <text:p><text:span text:style-name="T68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35"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received, i.e.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Data sent but not received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received, i.e. relea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5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office:value-type="string" calcext:value-type="string">
            <text:p>Send multiple lines with and without trigger from other terminal</text:p>
            <text:p><text:span text:style-name="T1">"ABC\!(EOL)xyz"</text:span></text:p>
          </table:table-cell>
          <table:table-cell office:value-type="string" calcext:value-type="string">
            <text:p>Limitation FR#366:</text:p>
            <text:p>Both lines will be suppressed when sent in one chunk</text:p>
            <text:p><text:span text:style-name="T1">For "ABC\!(EOL)xyz" this does not apply =&gt; 3 chunks</text:span>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5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number-columns-repeated="1021"/>
        </table:table-row>
        <table:table-row table:style-name="ro1">
          <table:table-cell table:number-columns-repeated="2"/>
          <table:table-cell table:style-name="ce35"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Should still be "45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7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"123abc456"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7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Send "123ABC456"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5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26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Select trigger = Some dedicated command</text:p>
            <text:p>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Send "123abc456"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Send "123abc456"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7">
          <table:table-cell table:number-columns-repeated="3"/>
          <table:table-cell office:value-type="string" calcext:value-type="string">
            <text:p>Send "123ABC456"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Send "123ABC456"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7">
          <table:table-cell table:number-columns-repeated="3"/>
          <table:table-cell office:value-type="string" calcext:value-type="string">
            <text:p>Send "123ABC456"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Send "123 AB C456"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7">
          <table:table-cell table:number-columns-repeated="3"/>
          <table:table-cell office:value-type="string" calcext:value-type="string">
            <text:p>Enable [Regex] using [Alt+E] from within trigger combo box</text:p>
            <text:p>Set regex to "\w{3,}"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Send "<text:span text:style-name="T81">123</text:span> AB <text:span text:style-name="T81">C456</text:span>"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1">each of the two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<text:span text:style-name="T1">Send "123 ABC 456 789 0DE FGH IJK LMN OPQ RST UVW XYZ 123 ABC 456 789 0DE FGH IJK LMN OPQ RST UVW XYZ</text:span>"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1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1018"/>
        </table:table-row>
        <table:table-row table:style-name="ro26">
          <table:table-cell table:number-columns-repeated="3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1" office:value-type="string" calcext:value-type="string">
            <text:p>Select response = [Predefined Command 1]</text:p>
          </table:table-cell>
          <table:table-cell table:number-columns-repeated="1020"/>
        </table:table-row>
        <table:table-row table:style-name="ro26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1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Select response = [Predefined Command 2]</text:p>
          </table:table-cell>
          <table:table-cell table:number-columns-repeated="1020"/>
        </table:table-row>
        <table:table-row table:style-name="ro26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1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1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2">...ABC</text:span><text:span text:style-name="T36"> </text:span><text:span text:style-name="T37">(72) </text:span><text:span text:style-name="T80">is  expected for each responded line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Some dedicated command</text:p>
          </table:table-cell>
          <table:table-cell table:number-columns-repeated="1020"/>
        </table:table-row>
        <table:table-row table:style-name="ro26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1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Send Text]</text:p>
          </table:table-cell>
          <table:table-cell/>
          <table:table-cell office:value-type="string" calcext:value-type="string">
            <text:p>Ensures that [Use Text] is no longer used for non-dedicated triggers</text:p>
          </table:table-cell>
          <table:table-cell table:number-columns-repeated="1018"/>
        </table:table-row>
        <table:table-row table:style-name="ro26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1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1020"/>
        </table:table-row>
        <table:table-row table:style-name="ro27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48"/>
        <table:table-column table:style-name="co31" table:default-cell-style-name="ce48"/>
        <table:table-column table:style-name="co7" table:default-cell-style-name="ce48"/>
        <table:table-column table:style-name="co32" table:default-cell-style-name="ce48"/>
        <table:table-column table:style-name="co33" table:default-cell-style-name="ce48"/>
        <table:table-column table:style-name="co34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65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48"/>
        <table:table-column table:style-name="co35" table:default-cell-style-name="ce48"/>
        <table:table-column table:style-name="co7" table:default-cell-style-name="ce48"/>
        <table:table-column table:style-name="co36" table:default-cell-style-name="ce48"/>
        <table:table-column table:style-name="co37" table:default-cell-style-name="ce48"/>
        <table:table-column table:style-name="co38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48"/>
        <table:table-column table:style-name="co39" table:default-cell-style-name="ce48"/>
        <table:table-column table:style-name="co40" table:default-cell-style-name="ce48"/>
        <table:table-column table:style-name="co41" table:default-cell-style-name="ce48"/>
        <table:table-column table:style-name="co42" table:default-cell-style-name="ce48"/>
        <table:table-column table:style-name="co43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9" office:value-type="string" calcext:value-type="string">
            <text:p>Modify the text</text:p>
          </table:table-cell>
          <table:table-cell table:style-name="ce5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1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51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1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No control characters in drop-down</text:p>
          </table:table-cell>
          <table:table-cell table:style-name="ce51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Select one of the recents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Change that recent</text:p>
          </table:table-cell>
          <table:table-cell table:style-name="ce51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51"/>
          <table:table-cell table:number-columns-repeated="1018"/>
        </table:table-row>
        <table:table-row table:style-name="ro2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Just selected recent still there</text:p>
            <text:p>New recent added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table:style-name="ce5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51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[Shift+F&lt;i&gt;]</text:p>
          </table:table-cell>
          <table:table-cell table:style-name="ce51" office:value-type="string" calcext:value-type="string">
            <text:p>Text gets sent</text:p>
            <text:p>"Send Text" still contains changed recen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1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Shift+F&lt;i&gt;]</text:p>
          </table:table-cell>
          <table:table-cell table:style-name="ce51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1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51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51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51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5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5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Send "\!-SendFiles\Stress-7-EnormousLine.txt"</text:p>
          </table:table-cell>
          <table:table-cell table:style-name="ce51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Clear the monitors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table:style-name="ce51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5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51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1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2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2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30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&lt;LF&gt;</text:span><text:span text:style-name="T83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8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2">    in receiving terminal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8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2">    in receiving terminal</text:span></text:p>
            <text:p><text:span text:style-name="T68">(&lt;&lt;)</text:span><text:span text:style-name="T29"> </text:span><text:span text:style-name="T35">X</text:span><text:span text:style-name="T84">&lt;CR&gt;&lt;LF&gt;</text:span><text:span text:style-name="T24"> </text:span><text:span text:style-name="T22">(3)</text:span>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8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2">    in receiving terminal</text:span></text:p>
            <text:p><text:span text:style-name="T68">(&lt;&lt;)</text:span><text:span text:style-name="T29"> </text:span><text:span text:style-name="T35">X</text:span><text:span text:style-name="T84">&lt;CR&gt;&lt;LF&gt;</text:span><text:span text:style-name="T24"> </text:span><text:span text:style-name="T22">(3)</text:span></text:p>
            <text:p><text:span text:style-name="T3">(&gt;&gt;)</text:span><text:span text:style-name="T4"> </text:span><text:span text:style-name="T85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31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2">    in receiving terminal</text:span></text:p>
            <text:p><text:span text:style-name="T3">(&lt;&lt;)</text:span><text:span text:style-name="T4"> </text:span><text:span text:style-name="T38">X</text:span><text:span text:style-name="T86">&lt;CR&gt;&lt;LF&gt;</text:span><text:span text:style-name="T83"> </text:span><text:span text:style-name="T37">(3)</text:span></text:p>
            <text:p><text:span text:style-name="T3">(&gt;&gt;)</text:span><text:span text:style-name="T4"> </text:span><text:span text:style-name="T85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3"> </text:span><text:span text:style-name="T37">(3)</text:span></text:p>
          </table:table-cell>
          <table:table-cell table:number-columns-repeated="1019"/>
        </table:table-row>
        <table:table-row table:style-name="ro3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2">    in receiving terminal</text:span></text:p>
            <text:p><text:span text:style-name="T3">(&lt;&lt;)</text:span><text:span text:style-name="T4"> </text:span><text:span text:style-name="T38">X</text:span><text:span text:style-name="T86">&lt;CR&gt;&lt;LF&gt;</text:span><text:span text:style-name="T83"> </text:span><text:span text:style-name="T37">(3)</text:span></text:p>
            <text:p><text:span text:style-name="T3">(&gt;&gt;)</text:span><text:span text:style-name="T4"> </text:span><text:span text:style-name="T85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3"> </text:span><text:span text:style-name="T37">(3)</text:span></text:p>
            <text:p><text:span text:style-name="T3">(&lt;&lt;)</text:span><text:span text:style-name="T4"> </text:span><text:span text:style-name="T38">X</text:span><text:span text:style-name="T86">&lt;CR&gt;&lt;LF&gt;</text:span><text:span text:style-name="T83"> </text:span><text:span text:style-name="T37">(3)</text:span></text:p>
          </table:table-cell>
          <table:table-cell table:number-columns-repeated="1019"/>
        </table:table-row>
        <table:table-row table:style-name="ro33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 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2">    in receiving terminal</text:span></text:p>
            <text:p><text:span text:style-name="T3">(&lt;&lt;)</text:span><text:span text:style-name="T4"> </text:span><text:span text:style-name="T38">X</text:span><text:span text:style-name="T86">&lt;CR&gt;&lt;LF&gt;</text:span><text:span text:style-name="T83"> </text:span><text:span text:style-name="T37">(3)</text:span></text:p>
            <text:p><text:span text:style-name="T3">(&gt;&gt;)</text:span><text:span text:style-name="T4"> </text:span><text:span text:style-name="T85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3"> </text:span><text:span text:style-name="T37">(3)</text:span></text:p>
            <text:p><text:span text:style-name="T3">(&lt;&lt;)</text:span><text:span text:style-name="T4"> </text:span><text:span text:style-name="T38">X</text:span><text:span text:style-name="T86">&lt;CR&gt;&lt;LF&gt;</text:span><text:span text:style-name="T83"> </text:span><text:span text:style-name="T37">(3)</text:span></text:p>
            <text:p><text:span text:style-name="T3">(&gt;&gt;)</text:span><text:span text:style-name="T4"> </text:span><text:span text:style-name="T85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34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87">(&lt;&lt;)</text:span><text:span text:style-name="T88"> </text:span><text:span text:style-name="T38">A</text:span><text:span text:style-name="T36"> </text:span><text:span text:style-name="T37">(1)</text:span></text:p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87">(&gt;&gt;)</text:span><text:span text:style-name="T88"> </text:span><text:span text:style-name="T5">A</text:span><text:span text:style-name="T6">&lt;CR&gt;&lt;LF&gt;</text:span><text:span text:style-name="T83"> </text:span><text:span text:style-name="T37">(3)</text:span></text:p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2">    in receiving terminal</text:span></text:p>
            <text:p><text:span text:style-name="T3">(&lt;&lt;)</text:span><text:span text:style-name="T4"> </text:span><text:span text:style-name="T38">X</text:span><text:span text:style-name="T86">&lt;CR&gt;&lt;LF&gt;</text:span><text:span text:style-name="T83"> </text:span><text:span text:style-name="T37">(3)</text:span></text:p>
            <text:p><text:span text:style-name="T3">(&gt;&gt;)</text:span><text:span text:style-name="T4"> </text:span><text:span text:style-name="T85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3"> </text:span><text:span text:style-name="T37">(3)</text:span></text:p>
            <text:p><text:span text:style-name="T3">(&lt;&lt;)</text:span><text:span text:style-name="T4"> </text:span><text:span text:style-name="T38">X</text:span><text:span text:style-name="T86">&lt;CR&gt;&lt;LF&gt;</text:span><text:span text:style-name="T83"> </text:span><text:span text:style-name="T37">(3)</text:span></text:p>
            <text:p><text:span text:style-name="T3">(&gt;&gt;)</text:span><text:span text:style-name="T4"> </text:span><text:span text:style-name="T85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3"> </text:span><text:span text:style-name="T37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8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2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2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8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3"> </text:span><text:span text:style-name="T37">(2)</text:span><text:span text:style-name="T82"> in receiving terminal</text:span></text:p>
            <text:p><text:span text:style-name="T3">(&lt;&lt;)</text:span><text:span text:style-name="T4"> </text:span><text:span text:style-name="T38">X</text:span><text:span text:style-name="T86">&lt;CR&gt;&lt;LF&gt;</text:span><text:span text:style-name="T83"> </text:span><text:span text:style-name="T37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8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3"> </text:span><text:span text:style-name="T37">(2)</text:span><text:span text:style-name="T89"> </text:span><text:span text:style-name="T82">in receiving terminal</text:span></text:p>
            <text:p><text:span text:style-name="T87">(&lt;&lt;)</text:span><text:span text:style-name="T88"> </text:span><text:span text:style-name="T38">X</text:span><text:span text:style-name="T86">&lt;CR&gt;&lt;LF&gt;</text:span><text:span text:style-name="T83"> </text:span><text:span text:style-name="T37">(3)</text:span></text:p>
            <text:p><text:span text:style-name="T3">(&gt;&gt;)</text:span><text:span text:style-name="T4"> </text:span><text:span text:style-name="T85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31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8">(&gt;&gt;)</text:span><text:span text:style-name="T29"> </text:span><text:span text:style-name="T16">X</text:span><text:span text:style-name="T21"> </text:span><text:span text:style-name="T22">(1)</text:span></text:p>
            <text:p><text:span text:style-name="T68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3"> </text:span><text:span text:style-name="T37">(2)</text:span><text:span text:style-name="T89"> </text:span><text:span text:style-name="T82">in receiving terminal</text:span></text:p>
            <text:p><text:span text:style-name="T3">(&lt;&lt;)</text:span><text:span text:style-name="T4"> </text:span><text:span text:style-name="T38">X</text:span><text:span text:style-name="T86">&lt;CR&gt;&lt;LF&gt;</text:span><text:span text:style-name="T83"> </text:span><text:span text:style-name="T37">(3)</text:span></text:p>
            <text:p><text:span text:style-name="T3">(&gt;&gt;)</text:span><text:span text:style-name="T4"> </text:span><text:span text:style-name="T85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3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85">&lt;CR&gt; </text:span><text:span text:style-name="T90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7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85">&lt;CR&gt;</text:span><text:span text:style-name="T4"> </text:span><text:span text:style-name="T34">(1)</text:span><text:span text:style-name="T90">  in receiving terminal</text:span></text:p>
            <text:p><text:span text:style-name="T3">(&lt;&lt;)</text:span><text:span text:style-name="T4"> </text:span><text:span text:style-name="T38">X</text:span><text:span text:style-name="T86">&lt;CR&gt;&lt;LF&gt;</text:span><text:span text:style-name="T83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7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85">&lt;CR&gt;</text:span><text:span text:style-name="T4"> </text:span><text:span text:style-name="T34">(1)</text:span><text:span text:style-name="T90">  in receiving terminal</text:span></text:p>
            <text:p><text:span text:style-name="T87">(&lt;&lt;)</text:span><text:span text:style-name="T88"> </text:span><text:span text:style-name="T38">X</text:span><text:span text:style-name="T86">&lt;CR&gt;&lt;LF&gt;</text:span><text:span text:style-name="T83"> </text:span><text:span text:style-name="T37">(3)</text:span></text:p>
            <text:p><text:span text:style-name="T3">(&gt;&gt;)</text:span><text:span text:style-name="T4"> </text:span><text:span text:style-name="T85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31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7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8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85">&lt;CR&gt;</text:span><text:span text:style-name="T4"> </text:span><text:span text:style-name="T34">(1)</text:span><text:span text:style-name="T90">  in receiving terminal</text:span></text:p>
            <text:p><text:span text:style-name="T3">(&lt;&lt;)</text:span><text:span text:style-name="T4"> </text:span><text:span text:style-name="T38">X</text:span><text:span text:style-name="T86">&lt;CR&gt;&lt;LF&gt;</text:span><text:span text:style-name="T83"> </text:span><text:span text:style-name="T37">(3)</text:span></text:p>
            <text:p><text:span text:style-name="T3">(&gt;&gt;)</text:span><text:span text:style-name="T4"> </text:span><text:span text:style-name="T85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3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8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2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2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8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3"> </text:span><text:span text:style-name="T37">(2)</text:span><text:span text:style-name="T82"> in receiving terminal</text:span></text:p>
            <text:p><text:span text:style-name="T3">(&lt;&lt;)</text:span><text:span text:style-name="T4"> </text:span><text:span text:style-name="T38">X</text:span><text:span text:style-name="T86">&lt;CR&gt;&lt;LF&gt;</text:span><text:span text:style-name="T83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1020"/>
        </table:table-row>
        <table:table-row table:style-name="ro1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8">(&gt;&gt;)</text:span><text:span text:style-name="T29"> </text:span><text:span text:style-name="T16">X</text:span><text:span text:style-name="T21"> </text:span><text:span text:style-name="T22">(1)</text:span></text:p>
            <text:p><text:span text:style-name="T68">(&lt;&lt;)</text:span><text:span text:style-name="T29"> </text:span><text:span text:style-name="T91">&lt;CR&gt;</text:span><text:span text:style-name="T35">B</text:span><text:span text:style-name="T84">&lt;LF&gt;</text:span>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3"> </text:span><text:span text:style-name="T37">(2)</text:span><text:span text:style-name="T82"> in receiving terminal</text:span></text:p>
            <text:p><text:span text:style-name="T87">(&lt;&lt;)</text:span><text:span text:style-name="T88"> </text:span><text:span text:style-name="T38">X</text:span><text:span text:style-name="T86">&lt;CR&gt;&lt;LF&gt;</text:span><text:span text:style-name="T83"> </text:span><text:span text:style-name="T37">(3)</text:span></text:p>
            <text:p><text:span text:style-name="T3">(&gt;&gt;)</text:span><text:span text:style-name="T4"> </text:span><text:span text:style-name="T5">B</text:span><text:span text:style-name="T6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8">(&gt;&gt;)</text:span><text:span text:style-name="T29"> </text:span><text:span text:style-name="T16">X</text:span><text:span text:style-name="T21"> </text:span><text:span text:style-name="T22">(1)</text:span></text:p>
            <text:p><text:span text:style-name="T68">(&lt;&lt;)</text:span><text:span text:style-name="T29"> </text:span><text:span text:style-name="T91">&lt;CR&gt;</text:span><text:span text:style-name="T35">B</text:span><text:span text:style-name="T84">&lt;LF&gt;</text:span><text:span text:style-name="T24"> </text:span><text:span text:style-name="T22">(3)</text:span>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3"> </text:span><text:span text:style-name="T37">(2)</text:span><text:span text:style-name="T82"> in receiving terminal</text:span></text:p>
            <text:p><text:span text:style-name="T87">(&lt;&lt;)</text:span><text:span text:style-name="T88"> </text:span><text:span text:style-name="T38">X</text:span><text:span text:style-name="T86">&lt;CR&gt;&lt;LF&gt;</text:span><text:span text:style-name="T83"> </text:span><text:span text:style-name="T37">(3)</text:span></text:p>
            <text:p><text:span text:style-name="T3">(&gt;&gt;)</text:span><text:span text:style-name="T4"> </text:span><text:span text:style-name="T5">B</text:span><text:span text:style-name="T6">&lt;LF&gt;&lt;CR&gt;&lt;LF&gt;</text:span><text:span text:style-name="T83"> </text:span><text:span text:style-name="T37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85">&lt;CR&gt; </text:span><text:span text:style-name="T90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7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85">&lt;CR&gt;</text:span><text:span text:style-name="T4"> </text:span><text:span text:style-name="T34">(1)</text:span><text:span text:style-name="T90">  in receiving terminal</text:span></text:p>
            <text:p><text:span text:style-name="T3">(&lt;&lt;)</text:span><text:span text:style-name="T4"> </text:span><text:span text:style-name="T38">X</text:span><text:span text:style-name="T86">&lt;CR&gt;&lt;LF&gt;</text:span><text:span text:style-name="T83"> </text:span><text:span text:style-name="T37">(3)</text:span>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7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8">(&lt;&lt;)</text:span><text:span text:style-name="T29"> </text:span><text:span text:style-name="T91">&lt;CR&gt;</text:span><text:span text:style-name="T35">B</text:span><text:span text:style-name="T21"> </text:span><text:span text:style-name="T22">(2)</text:span>  in sending terminal</text:p>
            <text:p/>
            <text:p><text:span text:style-name="T3">(&gt;&gt;)</text:span><text:span text:style-name="T4"> </text:span><text:span text:style-name="T85">&lt;CR&gt;</text:span><text:span text:style-name="T4"> </text:span><text:span text:style-name="T34">(1)</text:span><text:span text:style-name="T90">  in receiving terminal</text:span></text:p>
            <text:p><text:span text:style-name="T87">(&lt;&lt;)</text:span><text:span text:style-name="T88"> </text:span><text:span text:style-name="T38">X</text:span><text:span text:style-name="T86">&lt;CR&gt;&lt;LF&gt;</text:span><text:span text:style-name="T83"> </text:span><text:span text:style-name="T37">(3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3"> </text:span><text:span text:style-name="T37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35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51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48"/>
        <table:table-column table:style-name="co44" table:default-cell-style-name="ce48"/>
        <table:table-column table:style-name="co45" table:default-cell-style-name="ce48"/>
        <table:table-column table:style-name="co24" table:default-cell-style-name="ce48"/>
        <table:table-column table:style-name="co46" table:default-cell-style-name="ce48"/>
        <table:table-column table:style-name="co47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7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67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7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48"/>
        <table:table-column table:style-name="co48" table:default-cell-style-name="ce48"/>
        <table:table-column table:style-name="co49" table:default-cell-style-name="ce48"/>
        <table:table-column table:style-name="co50" table:default-cell-style-name="ce48"/>
        <table:table-column table:style-name="co51" table:default-cell-style-name="ce48"/>
        <table:table-column table:style-name="co52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68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69" office:value-type="string" calcext:value-type="string">
            <text:p><text:span text:style-name="T92">Note that display elements are text-only and no longer contain the underlying typed</text:span></text:p>
            <text:p><text:span text:style-name="T92">information such as the time stamp of the origin. Since the XML schema is strongly-</text:span></text:p>
            <text:p><text:span text:style-name="T92">typed again, the items need to be reconstructed. Not optimal, but simply a trade-off</text:span></text:p>
            <text:p><text:span text:style-name="T92">Between display and log performance. After all, XML logging is probably rare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69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48"/>
        <table:table-column table:style-name="co53" table:default-cell-style-name="ce48"/>
        <table:table-column table:style-name="co54" table:default-cell-style-name="ce48"/>
        <table:table-column table:style-name="co36" table:default-cell-style-name="ce48"/>
        <table:table-column table:style-name="co55" table:default-cell-style-name="ce48"/>
        <table:table-column table:style-name="co5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93">st</text:span> line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6">
          <table:table-cell table:number-columns-repeated="3"/>
          <table:table-cell office:value-type="string" calcext:value-type="string">
            <text:p>"Help &gt; About" &gt; Click 1<text:span text:style-name="T93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6">
          <table:table-cell table:number-columns-repeated="3"/>
          <table:table-cell office:value-type="string" calcext:value-type="string">
            <text:p>"Help &gt; About" &gt; Click 1<text:span text:style-name="T93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0"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6">
          <table:table-cell table:number-columns-repeated="3"/>
          <table:table-cell office:value-type="string" calcext:value-type="string">
            <text:p>"Help &gt; About" &gt; Click 1<text:span text:style-name="T93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70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6">
          <table:table-cell table:number-columns-repeated="3"/>
          <table:table-cell office:value-type="string" calcext:value-type="string">
            <text:p>"Help &gt; About" &gt; Click 1<text:span text:style-name="T93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70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6">
          <table:table-cell table:number-columns-repeated="3"/>
          <table:table-cell office:value-type="string" calcext:value-type="string">
            <text:p>"Help &gt; About" &gt; Click 1<text:span text:style-name="T93">st</text:span> line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6">
          <table:table-cell table:number-columns-repeated="3"/>
          <table:table-cell office:value-type="string" calcext:value-type="string">
            <text:p>"Help &gt; About" &gt; Click slightly above the right end of the 2<text:span text:style-name="T93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6">
          <table:table-cell table:number-columns-repeated="3"/>
          <table:table-cell office:value-type="string" calcext:value-type="string">
            <text:p>"Help &gt; About" &gt; Click slightly above the right end of the 3<text:span text:style-name="T93">rd</text:span> line</text:p>
          </table:table-cell>
          <table:table-cell office:value-type="string" calcext:value-type="string">
            <text:p>Repeat steps above, except <text:span text:style-name="T94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48"/>
        <table:table-column table:style-name="co57" table:default-cell-style-name="ce48"/>
        <table:table-column table:style-name="co58" table:default-cell-style-name="ce48"/>
        <table:table-column table:style-name="co59" table:default-cell-style-name="ce48"/>
        <table:table-column table:style-name="co11" table:default-cell-style-name="ce48"/>
        <table:table-column table:style-name="co60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71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71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7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98:'YAT.Domain.Terminal'.E9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.00.0000</text:date>, <text:time style:data-style-name="N2" text:time-value="11:53:38.1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5DT23H23M58S</meta:editing-duration>
    <meta:editing-cycles>571</meta:editing-cycles>
    <meta:generator>LibreOffice/6.1.1.2$Windows_X86_64 LibreOffice_project/5d19a1bfa650b796764388cd8b33a5af1f5baa1b</meta:generator>
    <dc:date>2019-12-05T14:28:14.039000000</dc:date>
    <meta:print-date>2013-02-02T14:44:49.07</meta:print-date>
    <meta:document-statistic meta:table-count="13" meta:cell-count="2250" meta:object-count="0"/>
    <meta:user-defined meta:name="Info 1"/>
    <meta:user-defined meta:name="Info 2"/>
    <meta:user-defined meta:name="Info 3"/>
    <meta:user-defined meta:name="Info 4"/>
  </office:meta>
</office:document-meta>
</file>